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Noto Sans Devanagari1" svg:font-family="'Noto Sans Devanagari'" style:font-family-generic="swiss"/>
    <style:font-face style:name="Inconsolata" svg:font-family="Inconsolata" style:font-pitch="fixed"/>
    <style:font-face style:name="Karla" svg:font-family="Kar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0.195cm" table:align="left"/>
    </style:style>
    <style:style style:name="Table2.A" style:family="table-column">
      <style:table-column-properties style:column-width="2.685cm"/>
    </style:style>
    <style:style style:name="Table2.B" style:family="table-column">
      <style:table-column-properties style:column-width="7.51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44cm" table:align="left"/>
    </style:style>
    <style:style style:name="Table3.A" style:family="table-column">
      <style:table-column-properties style:column-width="1.626cm"/>
    </style:style>
    <style:style style:name="Table3.B" style:family="table-column">
      <style:table-column-properties style:column-width="6.81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03cm" style:rel-column-width="3837*"/>
    </style:style>
    <style:style style:name="Table1.B" style:family="table-column">
      <style:table-column-properties style:column-width="12.261cm" style:rel-column-width="45681*"/>
    </style:style>
    <style:style style:name="Table1.C" style:family="table-column">
      <style:table-column-properties style:column-width="4.299cm" style:rel-column-width="16017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ec02c" officeooo:paragraph-rsid="001ec02c"/>
    </style:style>
    <style:style style:name="P2" style:family="paragraph" style:parent-style-name="Standard">
      <style:paragraph-properties fo:text-align="start" style:justify-single-word="false"/>
      <style:text-properties officeooo:rsid="001ec02c" officeooo:paragraph-rsid="00215fd5"/>
    </style:style>
    <style:style style:name="P3" style:family="paragraph" style:parent-style-name="Standard">
      <style:paragraph-properties fo:text-align="center" style:justify-single-word="false"/>
      <style:text-properties officeooo:rsid="00215fd5" officeooo:paragraph-rsid="00215fd5"/>
    </style:style>
    <style:style style:name="P4" style:family="paragraph" style:parent-style-name="Standard">
      <style:paragraph-properties fo:text-align="start" style:justify-single-word="false"/>
      <style:text-properties style:font-name="monospace" officeooo:rsid="00215fd5" officeooo:paragraph-rsid="00215fd5"/>
    </style:style>
    <style:style style:name="P5" style:family="paragraph" style:parent-style-name="Standard">
      <style:paragraph-properties fo:text-align="center" style:justify-single-word="false"/>
      <style:text-properties style:font-name="Karla" fo:font-size="12pt" officeooo:rsid="001ec02c" officeooo:paragraph-rsid="001ec02c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Karla" fo:font-size="12pt" officeooo:rsid="001ec02c" officeooo:paragraph-rsid="00215fd5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Karla" fo:font-size="12pt" officeooo:rsid="00215fd5" officeooo:paragraph-rsid="00215fd5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Karla" fo:font-size="12pt" officeooo:rsid="00215fd5" officeooo:paragraph-rsid="00215fd5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officeooo:rsid="001ec02c" officeooo:paragraph-rsid="0020203a"/>
    </style:style>
    <style:style style:name="P10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Inconsolata" officeooo:rsid="001ec02c" officeooo:paragraph-rsid="0020203a"/>
    </style:style>
    <style:style style:name="P11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Inconsolata" officeooo:paragraph-rsid="0020203a"/>
    </style:style>
    <style:style style:name="P12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Inconsolata" officeooo:rsid="0020203a" officeooo:paragraph-rsid="0020203a"/>
    </style:style>
    <style:style style:name="P13" style:family="paragraph" style:parent-style-name="Table_20_Contents">
      <style:paragraph-properties fo:text-align="start" style:justify-single-word="false"/>
      <style:text-properties officeooo:rsid="0020203a" officeooo:paragraph-rsid="0020203a"/>
    </style:style>
    <style:style style:name="P14" style:family="paragraph" style:parent-style-name="Table_20_Contents">
      <style:paragraph-properties fo:text-align="start" style:justify-single-word="false"/>
      <style:text-properties officeooo:rsid="00215fd5" officeooo:paragraph-rsid="00215fd5"/>
    </style:style>
    <style:style style:name="P15" style:family="paragraph" style:parent-style-name="Table_20_Contents">
      <style:paragraph-properties fo:text-align="center" style:justify-single-word="false"/>
      <style:text-properties officeooo:rsid="00215fd5" officeooo:paragraph-rsid="00215fd5"/>
    </style:style>
    <style:style style:name="P16" style:family="paragraph" style:parent-style-name="Table_20_Contents">
      <style:paragraph-properties fo:text-align="center" style:justify-single-word="false"/>
      <style:text-properties style:font-name="Karla" fo:font-size="12pt" officeooo:rsid="00215fd5" officeooo:paragraph-rsid="00215fd5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Karla" fo:font-size="12pt" officeooo:rsid="00215fd5" officeooo:paragraph-rsid="00215fd5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officeooo:rsid="0021882d" officeooo:paragraph-rsid="00215fd5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Karla" fo:font-size="12pt" fo:font-weight="normal" officeooo:rsid="00215fd5" officeooo:paragraph-rsid="0021882d" fo:background-color="#fffff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Karla" fo:font-size="12pt" officeooo:rsid="00215fd5" officeooo:paragraph-rsid="00215fd5" style:font-size-asian="12pt" style:font-size-complex="12pt"/>
    </style:style>
    <style:style style:name="P21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Inconsolata" officeooo:rsid="001ec02c" officeooo:paragraph-rsid="0020203a"/>
    </style:style>
    <style:style style:name="P22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Inconsolata" officeooo:rsid="001ec02c" officeooo:paragraph-rsid="0026ec98"/>
    </style:style>
    <style:style style:name="T1" style:family="text">
      <style:text-properties officeooo:rsid="0020203a"/>
    </style:style>
    <style:style style:name="T2" style:family="text">
      <style:text-properties officeooo:rsid="00215fd5"/>
    </style:style>
    <style:style style:name="T3" style:family="text">
      <style:text-properties style:font-name="Inconsolata"/>
    </style:style>
    <style:style style:name="T4" style:family="text">
      <style:text-properties officeooo:rsid="00237314"/>
    </style:style>
    <style:style style:name="T5" style:family="text">
      <style:text-properties officeooo:rsid="0026ec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NUAL DE INSTALACIÓN <text:span text:style-name="T1">Y CONFIGURACIÓN</text:span></text:p>
      <text:p text:style-name="P5"/>
      <text:p text:style-name="P7">REQUISITOS</text:p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Herramienta</text:p>
          </table:table-cell>
          <table:table-cell table:style-name="Table2.B1" office:value-type="string">
            <text:p text:style-name="P16">Descripción</text:p>
          </table:table-cell>
        </table:table-row>
        <table:table-row>
          <table:table-cell table:style-name="Table2.A2" office:value-type="string">
            <text:p text:style-name="P8">git</text:p>
          </table:table-cell>
          <table:table-cell table:style-name="Table2.B2" office:value-type="string">
            <text:p text:style-name="P17">Control de versiones.</text:p>
          </table:table-cell>
        </table:table-row>
        <table:table-row>
          <table:table-cell table:style-name="Table2.A2" office:value-type="string">
            <text:p text:style-name="P8">mysql</text:p>
          </table:table-cell>
          <table:table-cell table:style-name="Table2.B2" office:value-type="string">
            <text:p text:style-name="P17">Sistema manejador de base de datos.</text:p>
          </table:table-cell>
        </table:table-row>
        <table:table-row>
          <table:table-cell table:style-name="Table2.A2" office:value-type="string">
            <text:p text:style-name="P8">php</text:p>
          </table:table-cell>
          <table:table-cell table:style-name="Table2.B2" office:value-type="string">
            <text:p text:style-name="P17">Lenguaje de Programación</text:p>
          </table:table-cell>
        </table:table-row>
        <table:table-row>
          <table:table-cell table:style-name="Table2.A2" office:value-type="string">
            <text:p text:style-name="P8">nano</text:p>
          </table:table-cell>
          <table:table-cell table:style-name="Table2.B2" office:value-type="string">
            <text:p text:style-name="P17">Editor de texto</text:p>
          </table:table-cell>
        </table:table-row>
      </table:table>
      <text:p text:style-name="P6"/>
      <text:p text:style-name="P7"/>
      <text:p text:style-name="P7">AMBIENTE <text:span text:style-name="T4">DE PRUEBA</text:span></text:p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OS</text:p>
          </table:table-cell>
          <table:table-cell table:style-name="Table3.B1" office:value-type="string">
            <text:p text:style-name="P19">Antergos  Minimal-ISO-Rolling </text:p>
          </table:table-cell>
        </table:table-row>
        <table:table-row>
          <table:table-cell table:style-name="Table3.A2" office:value-type="string">
            <text:p text:style-name="P19">Kernel </text:p>
          </table:table-cell>
          <table:table-cell table:style-name="Table3.B2" office:value-type="string">
            <text:p text:style-name="P19">x86_64 Linux 4.17.2-1-ARCH </text:p>
          </table:table-cell>
        </table:table-row>
        <table:table-row>
          <table:table-cell table:style-name="Table3.A2" office:value-type="string">
            <text:p text:style-name="P19">Shell</text:p>
          </table:table-cell>
          <table:table-cell table:style-name="Table3.B2" office:value-type="string">
            <text:p text:style-name="P19">bash 4.4.23 </text:p>
          </table:table-cell>
        </table:table-row>
        <table:table-row>
          <table:table-cell table:style-name="Table3.A2" office:value-type="string">
            <text:p text:style-name="P19">DE </text:p>
          </table:table-cell>
          <table:table-cell table:style-name="Table3.B2" office:value-type="string">
            <text:p text:style-name="P19">KDE 5.47.0 / Plasma 5.13.2 </text:p>
          </table:table-cell>
        </table:table-row>
        <table:table-row>
          <table:table-cell table:style-name="Table3.A2" office:value-type="string">
            <text:p text:style-name="P19">CPU</text:p>
          </table:table-cell>
          <table:table-cell table:style-name="Table3.B2" office:value-type="string">
            <text:p text:style-name="P19">Intel Core i3 M 350 @ 4x 2.266GHz</text:p>
          </table:table-cell>
        </table:table-row>
        <table:table-row>
          <table:table-cell table:style-name="Table3.A2" office:value-type="string">
            <text:p text:style-name="P19">RAM: </text:p>
          </table:table-cell>
          <table:table-cell table:style-name="Table3.B2" office:value-type="string">
            <text:p text:style-name="P19">7777MiB</text:p>
          </table:table-cell>
        </table:table-row>
      </table:table>
      <text:p text:style-name="P7"/>
      <text:p text:style-name="P4"/>
      <text:p text:style-name="P4">PASO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Paso</text:p>
          </table:table-cell>
          <table:table-cell table:style-name="Table1.A1" office:value-type="string">
            <text:p text:style-name="P3">Linea de comandos</text:p>
          </table:table-cell>
          <table:table-cell table:style-name="Table1.C1" office:value-type="string">
            <text:p text:style-name="P18">Descripción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9"><text:span text:style-name="T3">$ git clone </text:span><text:a xlink:type="simple" xlink:href="https://github.com/ginoamaury/RCMTNS.git" text:style-name="Internet_20_link" text:visited-style-name="Visited_20_Internet_20_Link"><text:span text:style-name="T3">https://github.com/ginoamaury/RCMTNS.git</text:span></text:a></text:p>
            <text:p text:style-name="P22">$ cd <text:span text:style-name="T5">RCMTNS</text:span>/rcmtns-server</text:p>
          </table:table-cell>
          <table:table-cell table:style-name="Table1.C2" office:value-type="string">
            <text:p text:style-name="P13">Descargar el proyecto.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10">$ mysql -u &lt;username&gt; -p &lt;password&gt;</text:p>
            <text:p text:style-name="P10">&gt; create database rcmtns;</text:p>
            <text:p text:style-name="P10">&gt; exit</text:p>
            <text:p text:style-name="P11"><text:span text:style-name="T1">$ </text:span>mysql -u [uname] -p[pass] <text:span text:style-name="T1">rcmtns</text:span> &lt; <text:span text:style-name="T1">backup</text:span>.sql</text:p>
          </table:table-cell>
          <table:table-cell table:style-name="Table1.C2" office:value-type="string">
            <text:p text:style-name="P13">Cargar los datos y estructuras a la base de datos.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10">$ nano .env </text:p>
            <text:p text:style-name="P10"><text:span text:style-name="T1">&gt; </text:span>line 8 </text:p>
            <text:p text:style-name="P11"><text:span text:style-name="T1">&gt; </text:span>DATABASE_URL=mysql://<text:span text:style-name="T1">&lt;user&gt;</text:span>:<text:span text:style-name="T1">&lt;pass&gt;</text:span>@127.0.0.1:3306/rcmtns<text:span text:style-name="T1"> </text:span></text:p>
          </table:table-cell>
          <table:table-cell table:style-name="Table1.C2" office:value-type="string">
            <text:p text:style-name="P13">Asignar las credenciales de la base de datos al proyecto.</text:p>
          </table:table-cell>
        </table:table-row>
        <table:table-row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12">$ <text:span text:style-name="T2">php bin/console server:start</text:span></text:p>
          </table:table-cell>
          <table:table-cell table:style-name="Table1.C2" office:value-type="string">
            <text:p text:style-name="P14">Desplegar el proyecto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Noto Sans Devanagari1" svg:font-family="'Noto Sans Devanagari'" style:font-family-generic="swiss"/>
    <style:font-face style:name="Inconsolata" svg:font-family="Inconsolata" style:font-pitch="fixed"/>
    <style:font-face style:name="Karla" svg:font-family="Kar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8:51:30.723127337</meta:creation-date>
    <meta:generator>LibreOffice/6.0.5.2$Linux_X86_64 LibreOffice_project/00m0$Build-2</meta:generator>
    <dc:date>2018-07-04T23:43:24.292613002</dc:date>
    <meta:editing-duration>PT18M23S</meta:editing-duration>
    <meta:editing-cycles>7</meta:editing-cycles>
    <meta:document-statistic meta:table-count="3" meta:image-count="0" meta:object-count="0" meta:page-count="1" meta:paragraph-count="47" meta:word-count="132" meta:character-count="849" meta:non-whitespace-character-count="753"/>
  </office:meta>
</office:document-meta>
</file>